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man 10cpi" svg:font-family="'Roman 10cpi'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 style:page-number="auto"/>
      <style:text-properties fo:color="#000000" loext:opacity="100%" style:font-name="Roman 10cpi" fo:font-size="12pt" style:text-underline-style="solid" style:text-underline-width="auto" style:text-underline-color="font-color" fo:font-weight="bold" style:font-name-asian="Roman 10cpi" style:font-size-asian="12pt" style:font-weight-asian="bold" style:font-name-complex="Roman 10cpi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3.81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page"/>
      <style:text-properties fo:color="#000000" loext:opacity="100%" style:font-name="Roman 10cpi" fo:font-size="14.3999996185303pt" style:text-underline-style="solid" style:text-underline-width="auto" style:text-underline-color="font-color" fo:font-weight="bold" style:font-name-asian="Roman 10cpi" style:font-size-asian="14.3999996185303pt" style:font-weight-asian="bold" style:font-name-complex="Roman 10cpi" style:font-size-complex="14.3999996185303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Roman 10cpi" fo:font-size="14.3999996185303pt" style:text-underline-style="solid" style:text-underline-width="auto" style:text-underline-color="font-color" fo:font-weight="bold" style:font-name-asian="Roman 10cpi" style:font-size-asian="14.3999996185303pt" style:font-weight-asian="bold" style:font-name-complex="Roman 10cpi" style:font-size-complex="14.399999618530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T1" style:family="text">
      <style:text-properties fo:color="#000000" loext:opacity="100%" style:font-name="Roman 10cpi" fo:font-size="12pt" style:font-name-asian="Roman 10cpi" style:font-size-asian="12pt" style:font-name-complex="Roman 10cpi" style:font-size-complex="12pt"/>
    </style:style>
    <style:style style:name="T2" style:family="text">
      <style:text-properties fo:color="#000000" loext:opacity="100%" style:text-position="sub 58%" style:font-name="Roman 10cpi" fo:font-size="12pt" style:font-name-asian="Roman 10cpi" style:font-size-asian="12pt" style:font-name-complex="Roman 10cpi" style:font-size-complex="12pt"/>
    </style:style>
    <style:style style:name="T3" style:family="text">
      <style:text-properties fo:color="#000000" loext:opacity="100%" style:font-name="Roman 10cpi" fo:font-size="12pt" style:text-underline-style="solid" style:text-underline-width="auto" style:text-underline-color="font-color" style:font-name-asian="Roman 10cpi" style:font-size-asian="12pt" style:font-name-complex="Roman 10cpi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úsqueda de vap's utilizando el método de la potencia inversa y la deflacción de Hotteling :</text:p>
      <text:p text:style-name="P2">El planteamiento del problema comienza por:</text:p>
      <text:p text:style-name="P3">A * x = l * B * x</text:p>
      <text:p text:style-name="P2">Las condiciones iniciales que ponemos son:</text:p>
      <text:p text:style-name="P2">- A es una matriz cuadrada simétrica.</text:p>
      <text:p text:style-name="P2">- B es una matriz cuadrada simétrica no singular.</text:p>
      <text:p text:style-name="P4"><text:span text:style-name="T1">- l</text:span><text:span text:style-name="T2">1</text:span><text:span text:style-name="T1"> &gt; l</text:span><text:span text:style-name="T2">2</text:span><text:span text:style-name="T1"> &gt; l</text:span><text:span text:style-name="T2">3</text:span><text:span text:style-name="T1"> &gt; ... &gt; l</text:span><text:span text:style-name="T2">n</text:span><text:span text:style-name="T1"> &gt;= 0</text:span></text:p>
      <text:p text:style-name="P2">El procedimiento implementado sigue los siguientes pasos:</text:p>
      <text:p text:style-name="P2">1) Se hace una transformación inicial de las matrices que facilitará la resolución del sistema de ecuaciones que se presente.</text:p>
      <text:p text:style-name="P3">B = Q * R</text:p>
      <text:p text:style-name="P5">donde se cumple que:</text:p>
      <text:p text:style-name="P2">- Q es una matriz ortogonal.</text:p>
      <text:p text:style-name="P2">- R es una matriz triangular superior.</text:p>
      <text:p text:style-name="P2">El método para la descomposición QR es el de Gramm-Schmidt modificado, que resulta más veloz que el de Householder. El nuevo problema planteado queda como sigue:</text:p>
      <text:p text:style-name="P3">A * x = l * B * x</text:p>
      <text:p text:style-name="P3">A * x = l * Q * R * x</text:p>
      <text:p text:style-name="P3">Q' * A * x = l * R * x</text:p>
      <text:p text:style-name="P3">S * x = l * R * x</text:p>
      <text:p text:style-name="P2">2) Con las nuevas matrices S y R se desarrolla el método de la potencia inversa, y encontraremos el vap de mayor valor absoluto y su correspodiente vep:</text:p>
      <text:p text:style-name="P4"><text:span text:style-name="T1">Dado x</text:span><text:span text:style-name="T2">0</text:span><text:span text:style-name="T1"> : y</text:span><text:span text:style-name="T2">i-1</text:span><text:span text:style-name="T1"> = S * x</text:span><text:span text:style-name="T2">i-1</text:span></text:p>
      <text:p text:style-name="P6"><text:span text:style-name="T1">R * x</text:span><text:span text:style-name="T3">i</text:span><text:span text:style-name="T1"> = y</text:span><text:span text:style-name="T2">i-1</text:span></text:p>
      <text:p text:style-name="P6"><text:span text:style-name="T1">l</text:span><text:span text:style-name="T2">i</text:span><text:span text:style-name="T1"> = (x</text:span><text:span text:style-name="T2">i</text:span><text:span text:style-name="T1">' * S * x</text:span><text:span text:style-name="T2">i</text:span><text:span text:style-name="T1">) / (x</text:span><text:span text:style-name="T2">i</text:span><text:span text:style-name="T1">' * R * x</text:span><text:span text:style-name="T2">i</text:span><text:span text:style-name="T1">)</text:span></text:p>
      <text:p text:style-name="P4"><text:span text:style-name="T1">Realizaremos las iteraciones necesarias hasta que se cumpla un error relativo en l</text:span><text:span text:style-name="T2">i</text:span><text:span text:style-name="T1"> inferior a una cota dada.</text:span></text:p>
      <text:p text:style-name="P2">3) Cuando hemos encontrado el primer vap, se aplica la potencia desplazada:</text:p>
      <text:p text:style-name="P7"><text:span text:style-name="T1">S</text:span><text:span text:style-name="T2">d</text:span><text:span text:style-name="T1"> = S - l</text:span><text:span text:style-name="T2">1</text:span><text:span text:style-name="T1"> * R</text:span></text:p>
      <text:p text:style-name="P4"><text:span text:style-name="T1">4) Se aplica ahora el método de la potencia inversa a las matrices S</text:span><text:span text:style-name="T2">d</text:span><text:span text:style-name="T1"> y R para encontrar un nuevo vap y su correspondiente vep.</text:span></text:p>
      <text:p text:style-name="P4"><text:span text:style-name="T1">El valor propio real será l = l</text:span><text:span text:style-name="T2">1</text:span><text:span text:style-name="T1"> + m.</text:span></text:p>
      <text:p text:style-name="P2">5) A partir de ahora para encontrar los sucesivos vap's realizaremos la deflacción de Hotteling aplicada al problema generalizado.</text:p>
      <text:p text:style-name="P7"><text:span text:style-name="T1">S</text:span><text:span text:style-name="T2">d</text:span><text:span text:style-name="T1"> * x = m * R * x</text:span></text:p>
      <text:p text:style-name="P7"><text:span text:style-name="T1">S</text:span><text:span text:style-name="T2">d</text:span><text:span text:style-name="T1">' * y = m * R' * y</text:span></text:p>
      <text:p text:style-name="P4"><text:span text:style-name="T1">Como A y B son matrices simétricas, entonces se demuestra que y = Q' * x; y la nueva matriz S</text:span><text:span text:style-name="T2">d</text:span><text:span text:style-name="T1"> queda:</text:span></text:p>
      <text:p text:style-name="P7"><text:span text:style-name="T1">S</text:span><text:span text:style-name="T2">d</text:span><text:span text:style-name="T1"> = S</text:span><text:span text:style-name="T2">d</text:span><text:span text:style-name="T1"> - m * (R * x * x' * B) / (x' * B * x)</text:span></text:p>
      <text:p text:style-name="P2">6) Repetimos los pasos 4 y 5 hasta encontrar los vap's y <text:soft-page-break/>vep's.</text:p>
      <text:p text:style-name="P2">Hay casos en los que el método explicado no encuentra todos los autovalores y autovectores, aunque es capaz de dar una solución parcial del problema.</text:p>
      <text:p text:style-name="P8">Informe del proyecto:</text:p>
      <text:p text:style-name="P9">A * x = l * B * x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1">Antonio Mesa García</text:p>
      <text:p text:style-name="P11">Departamento de Comunicaciones</text:p>
      <text:p text:style-name="P11">19 - XII - 199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man 10cpi" svg:font-family="'Roman 10cpi'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3" meta:paragraph-count="39" meta:word-count="445" meta:character-count="2042" meta:non-whitespace-character-count="1636"/>
  </office:meta>
</office:document-meta>
</file>